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fo:margin-top="0.125in" fo:margin-bottom="0.125in"/>
      <style:text-properties fo:font-size="16pt" style:font-size-asian="16pt" style:font-size-complex="16pt"/>
    </style:style>
    <style:style style:name="P2" style:parent-style-name="內文" style:family="paragraph">
      <style:paragraph-properties fo:text-indent="0.0833in"/>
    </style:style>
    <style:style style:name="P3" style:parent-style-name="內文" style:family="paragraph">
      <style:paragraph-properties fo:text-indent="0.0833in"/>
    </style:style>
    <style:style style:name="T4" style:parent-style-name="預設段落字型" style:family="text">
      <style:text-properties fo:font-size="10pt" style:font-size-asian="10pt" style:font-size-complex="10pt"/>
    </style:style>
    <style:style style:name="P5" style:parent-style-name="內文" style:family="paragraph">
      <style:paragraph-properties fo:text-indent="0.0694in"/>
      <style:text-properties fo:font-size="10pt" style:font-size-asian="10pt" style:font-size-complex="10pt"/>
    </style:style>
    <style:style style:name="P6" style:parent-style-name="內文" style:family="paragraph">
      <style:paragraph-properties fo:line-height="0.2083in" fo:margin-left="0.1875in" fo:text-indent="-0.1875in">
        <style:tab-stops/>
      </style:paragraph-properties>
    </style:style>
    <style:style style:name="T7" style:parent-style-name="預設段落字型" style:family="text">
      <style:text-properties fo:letter-spacing="-0.0208in"/>
    </style:style>
    <style:style style:name="T8" style:parent-style-name="預設段落字型" style:family="text">
      <style:text-properties fo:letter-spacing="-0.0138in"/>
    </style:style>
    <style:style style:name="P9" style:parent-style-name="內文" style:family="paragraph">
      <style:paragraph-properties style:snap-to-layout-grid="false" fo:text-indent="0.125in"/>
      <style:text-properties fo:letter-spacing="-0.0208in"/>
    </style:style>
    <style:style style:name="P10" style:parent-style-name="內文" style:family="paragraph">
      <style:paragraph-properties style:snap-to-layout-grid="false" fo:text-indent="0.0625in"/>
      <style:text-properties fo:letter-spacing="-0.0208in"/>
    </style:style>
    <style:style style:name="P11" style:parent-style-name="內文" style:family="paragraph">
      <style:paragraph-properties style:snap-to-layout-grid="false" fo:text-indent="0.0625in"/>
      <style:text-properties fo:letter-spacing="-0.0208in"/>
    </style:style>
    <style:style style:name="P12" style:parent-style-name="內文" style:family="paragraph">
      <style:paragraph-properties style:snap-to-layout-grid="false"/>
      <style:text-properties fo:letter-spacing="-0.0208in"/>
    </style:style>
    <style:style style:name="P13" style:parent-style-name="內文" style:family="paragraph">
      <style:paragraph-properties style:snap-to-layout-grid="false"/>
      <style:text-properties fo:letter-spacing="-0.0208in"/>
    </style:style>
    <style:style style:name="P14" style:parent-style-name="內文" style:family="paragraph">
      <style:paragraph-properties fo:text-indent="0.0833in"/>
    </style:style>
    <style:style style:name="P15" style:parent-style-name="內文" style:family="paragraph">
      <style:paragraph-properties fo:text-indent="0.0833in"/>
    </style:style>
    <style:style style:name="P16" style:parent-style-name="內文" style:family="paragraph">
      <style:paragraph-properties fo:text-indent="0.1666in"/>
    </style:style>
    <style:style style:name="P17" style:parent-style-name="內文" style:family="paragraph">
      <style:paragraph-properties fo:line-height="0.1388in" fo:text-indent="0.1527in"/>
      <style:text-properties fo:font-size="11pt" style:font-size-asian="11pt" style:font-size-complex="11pt"/>
    </style:style>
    <style:style style:name="P18" style:parent-style-name="內文" style:family="paragraph">
      <style:paragraph-properties fo:line-height="0.1388in" fo:text-indent="0.2291in"/>
      <style:text-properties fo:font-size="11pt" style:font-size-asian="11pt" style:font-size-complex="11pt"/>
    </style:style>
    <style:style style:name="P19" style:parent-style-name="內文" style:family="paragraph">
      <style:paragraph-properties fo:line-height="0.1388in" fo:text-indent="0.0763in"/>
      <style:text-properties fo:font-size="11pt" style:font-size-asian="11pt" style:font-size-complex="11pt"/>
    </style:style>
    <style:style style:name="P20" style:parent-style-name="內文" style:family="paragraph">
      <style:paragraph-properties fo:line-height="0.1388in"/>
      <style:text-properties fo:font-size="11pt" style:font-size-asian="11pt" style:font-size-complex="11pt"/>
    </style:style>
    <style:style style:name="T2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22" style:parent-style-name="預設段落字型" style:family="text">
      <style:text-properties fo:font-size="10pt" style:font-size-asian="10pt" style:font-size-complex="10pt"/>
    </style:style>
    <style:style style:name="T23" style:parent-style-name="預設段落字型" style:family="text">
      <style:text-properties fo:font-size="10pt" style:font-size-asian="10pt" style:font-size-complex="10pt"/>
    </style:style>
    <style:style style:name="P24" style:parent-style-name="內文" style:family="paragraph">
      <style:paragraph-properties fo:margin-left="0.4166in" fo:text-indent="-0.4166in">
        <style:tab-stops/>
      </style:paragraph-properties>
      <style:text-properties fo:font-size="10pt" style:font-size-asian="10pt" style:font-size-complex="10pt"/>
    </style:style>
    <style:style style:name="P25" style:parent-style-name="內文" style:family="paragraph">
      <style:paragraph-properties fo:text-indent="0.0833in"/>
    </style:style>
    <style:style style:name="P26" style:parent-style-name="內文" style:family="paragraph">
      <style:paragraph-properties fo:text-align="center"/>
    </style:style>
    <style:style style:family="graphic" style:name="a38">
      <style:graphic-properties draw:fill="none" draw:stroke="solid" svg:stroke-width="0.01042in" svg:stroke-color="#000000" draw:marker-end="a37" svg:stroke-opacity="100%" draw:stroke-linejoin="miter"/>
    </style:style>
    <style:style style:family="graphic" style:name="a3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/>
    </style:style>
    <style:style style:family="graphic" style:name="a21">
      <style:graphic-properties draw:fill="none" draw:stroke="solid" svg:stroke-width="0.01042in" svg:stroke-color="#000000" svg:stroke-opacity="100%" draw:stroke-linejoin="round"/>
    </style:style>
    <style:style style:family="graphic" style:name="a23">
      <style:graphic-properties draw:fill="none" draw:stroke="solid" svg:stroke-width="0.01042in" svg:stroke-color="#000000" draw:marker-end="a22" svg:stroke-opacity="100%" draw:stroke-linejoin="round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042in" svg:stroke-color="#000000" draw:marker-end="a9" svg:stroke-opacity="100%" draw:stroke-linejoin="round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">
      <style:graphic-properties draw:fill="none" draw:stroke="solid" svg:stroke-width="0.01042in" svg:stroke-color="#000000" draw:marker-end="a14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miter"/>
    </style:style>
    <style:style style:family="graphic" style:name="a53">
      <style:graphic-properties draw:fill="none" draw:stroke="solid" svg:stroke-width="0.01042in" svg:stroke-color="#000000" draw:marker-end="a52" svg:stroke-opacity="100%" draw:stroke-linejoin="round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fill="none" draw:stroke="solid" svg:stroke-width="0.01042in" svg:stroke-color="#000000" svg:stroke-opacity="100%" draw:stroke-linejoin="round"/>
    </style:style>
    <style:style style:family="graphic" style:name="a19">
      <style:graphic-properties draw:fill="none" draw:stroke="solid" svg:stroke-width="0.01042in" svg:stroke-color="#000000" draw:marker-end="a18" svg:stroke-opacity="100%" draw:stroke-linejoin="round"/>
    </style:style>
    <style:style style:family="graphic" style:name="a56">
      <style:graphic-properties draw:fill="none" draw:stroke="solid" svg:stroke-width="0.01042in" svg:stroke-color="#000000" draw:marker-end="a55" svg:stroke-opacity="100%" draw:stroke-linejoin="round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58">
      <style:graphic-properties/>
    </style:style>
    <style:style style:family="graphic" style:name="a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042in" svg:stroke-color="#000000" draw:marker-end="a5" svg:stroke-opacity="100%" draw:stroke-linejoin="round"/>
    </style:style>
    <style:style style:family="graphic" style:name="a44">
      <style:graphic-properties draw:fill="none" draw:stroke="solid" svg:stroke-width="0.01042in" svg:stroke-color="#000000" draw:marker-end="a43" svg:stroke-opacity="100%" draw:stroke-linejoin="round"/>
    </style:style>
    <style:style style:family="graphic" style:name="a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none" draw:stroke="solid" svg:stroke-width="0.01042in" svg:stroke-color="#000000" draw:marker-end="a48" svg:stroke-opacity="100%" draw:stroke-linejoin="miter"/>
    </style:style>
    <style:style style:family="graphic" style:name="a30">
      <style:graphic-properties draw:fill="none" draw:stroke="solid" svg:stroke-width="0.01042in" svg:stroke-color="#000000" draw:marker-end="a29" svg:stroke-opacity="100%" draw:stroke-linejoin="round"/>
    </style:style>
    <style:style style:family="graphic" style:name="a32">
      <style:graphic-properties draw:fill="none" draw:stroke="solid" svg:stroke-width="0.01042in" svg:stroke-color="#000000" draw:marker-end="a31" svg:stroke-opacity="100%" draw:stroke-linejoin="miter"/>
    </style:style>
    <style:style style:family="graphic" style:name="a3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3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none" draw:stroke="solid" svg:stroke-width="0.01042in" svg:stroke-color="#000000" draw:marker-end="a35" svg:stroke-opacity="100%" draw:stroke-linejoin="round"/>
    </style:style>
  </office:automatic-styles>
  <office:body>
    <office:text text:use-soft-page-breaks="true">
      <text:p text:style-name="P1">供公眾通行現有巷道認定申請標準作業流程圖</text:p>
      <text:p text:style-name="內文"><draw:g draw:name="畫布 132" draw:id="id45" draw:style-name="a58" text:anchor-type="as-char"><svg:title/><svg:desc/><draw:custom-shape svg:x="0.875in" svg:y="2.25in" svg:width="1.12431in" svg:height="0.5in" draw:id="id0" draw:style-name="a0" draw:name="Rectangle 134"><svg:title/><svg:desc/><draw:enhanced-geometry draw:type="non-primitive" svg:viewBox="0 0 21600 21600" draw:enhanced-path="M 0 0 L 21600 0 21600 21600 0 21600 Z N"/></draw:custom-shape><draw:custom-shape svg:x="1.62778in" svg:y="0.92222in" svg:width="1.40556in" svg:height="0.69792in" draw:id="id1" draw:style-name="a1" draw:name="AutoShape 135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frame draw:id="id2" draw:style-name="a2" draw:name="Text Box 136" svg:x="1.75in" svg:y="1.06458in" svg:width="1.25069in" svg:height="0.46528in" style:rel-width="scale" style:rel-height="scale"><draw:text-box><text:p text:style-name="P2">書件審查</text:p></draw:text-box><svg:title/><svg:desc/></draw:frame><draw:frame draw:id="id3" draw:style-name="a3" draw:name="Text Box 137" svg:x="1.12778in" svg:y="0.99514in" svg:width="0.625in" svg:height="0.375in" style:rel-width="scale" style:rel-height="scale"><draw:text-box><text:p text:style-name="內文">齊全</text:p></draw:text-box><svg:title/><svg:desc/></draw:frame><draw:frame draw:id="id4" draw:style-name="a4" draw:name="Text Box 138" svg:x="0.75in" svg:y="2.25in" svg:width="1.625in" svg:height="0.875in" style:rel-width="scale" style:rel-height="scale"><draw:text-box><text:p text:style-name="P3">現場勘查<text:span text:style-name="T4">（會勘</text:span></text:p><text:p text:style-name="P5">單位詳審查表）</text:p><text:p text:style-name="內文"/></draw:text-box><svg:title/><svg:desc/></draw:frame><draw:connector draw:type="line" svg:x1="1.42431in" svg:y1="2.75486in" svg:x2="1.42778in" svg:y2="3.5125in" draw:id="id5" draw:style-name="a6" draw:name="Line 139"><svg:title/><svg:desc/></draw:connector><draw:custom-shape svg:x="0.75in" svg:y="3.5125in" svg:width="1.375in" svg:height="1in" draw:id="id6" draw:style-name="a7" draw:name="AutoShape 140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frame draw:id="id7" draw:style-name="a8" draw:name="Text Box 141" svg:x="0.81319in" svg:y="3.78333in" svg:width="1.24931in" svg:height="0.625in" style:rel-width="scale" style:rel-height="scale"><draw:text-box><text:p text:style-name="P6"><text:span text:style-name="T7">是否符合現有巷道認定標</text:span><text:span text:style-name="T8">準</text:span></text:p><text:p text:style-name="內文"/></draw:text-box><svg:title/><svg:desc/></draw:frame><draw:connector draw:type="line" svg:x1="1.44722in" svg:y1="4.5125in" svg:x2="1.44792in" svg:y2="4.8875in" draw:id="id8" draw:style-name="a10" draw:name="Line 142"><svg:title/><svg:desc/></draw:connector><draw:frame draw:id="id9" draw:style-name="a11" draw:name="Text Box 143" svg:x="0.98958in" svg:y="4.5125in" svg:width="0.625in" svg:height="0.375in" style:rel-width="scale" style:rel-height="scale"><draw:text-box><text:p text:style-name="內文">合格</text:p></draw:text-box><svg:title/><svg:desc/></draw:frame><draw:custom-shape svg:x="0.75in" svg:y="4.8875in" svg:width="1.5in" svg:height="0.5in" draw:id="id10" draw:style-name="a12" draw:name="AutoShape 144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11" draw:style-name="a13" draw:name="Text Box 145" svg:x="0.75in" svg:y="4.8875in" svg:width="1.49931in" svg:height="0.5in" style:rel-width="scale" style:rel-height="scale"><draw:text-box><text:p text:style-name="P9">簽辦核准並函復</text:p><text:p text:style-name="P10">申請人及辦理公告</text:p></draw:text-box><svg:title/><svg:desc/></draw:frame><draw:connector draw:type="line" svg:x1="1.48958in" svg:y1="5.3875in" svg:x2="1.49028in" svg:y2="6.1375in" draw:id="id12" draw:style-name="a15" draw:name="Line 146"><svg:title/><svg:desc/></draw:connector><draw:custom-shape svg:x="0.875in" svg:y="6.1375in" svg:width="1.24931in" svg:height="0.75in" draw:id="id13" draw:style-name="a16" draw:name="AutoShape 147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frame draw:id="id14" draw:style-name="a17" draw:name="Text Box 148" svg:x="0.96042in" svg:y="6.34514in" svg:width="1.12431in" svg:height="0.375in" style:rel-width="scale" style:rel-height="scale"><draw:text-box><text:p text:style-name="P11">公告徵求異議</text:p></draw:text-box><svg:title/><svg:desc/></draw:frame><draw:connector draw:type="line" svg:x1="1.5in" svg:y1="6.8875in" svg:x2="1.50069in" svg:y2="7.6375in" draw:id="id15" draw:style-name="a19" draw:name="Line 149"><svg:title/><svg:desc/></draw:connector><draw:connector draw:type="line" svg:x1="1.5in" svg:y1="7.1375in" svg:x2="0.5in" svg:y2="7.13819in" draw:id="id16" draw:style-name="a20" draw:name="Line 150"><svg:title/><svg:desc/></draw:connector><draw:connector draw:type="line" svg:x1="0.5in" svg:y1="7.1375in" svg:x2="0.50139in" svg:y2="0.7625in" draw:id="id17" draw:style-name="a21" draw:name="Line 151"><svg:title/><svg:desc/></draw:connector><draw:connector draw:type="line" svg:x1="0.5in" svg:y1="0.76319in" svg:x2="2.34931in" svg:y2="0.76389in" draw:id="id18" draw:style-name="a23" draw:name="Line 152"><svg:title/><svg:desc/></draw:connector><draw:frame draw:id="id19" draw:style-name="a24" draw:name="Text Box 153" svg:x="0.5in" svg:y="6.8875in" svg:width="0.37569in" svg:height="0.375in" style:rel-width="scale" style:rel-height="scale"><draw:text-box><text:p text:style-name="P12">有</text:p></draw:text-box><svg:title/><svg:desc/></draw:frame><draw:frame draw:id="id20" draw:style-name="a25" draw:name="Text Box 154" svg:x="1.5in" svg:y="6.7625in" svg:width="0.37569in" svg:height="0.375in" style:rel-width="scale" style:rel-height="scale"><draw:text-box><text:p text:style-name="P13">無</text:p></draw:text-box><svg:title/><svg:desc/></draw:frame><draw:custom-shape svg:x="4.49861in" svg:y="3.76667in" svg:width="0.98819in" svg:height="0.40208in" draw:id="id21" draw:style-name="a26" draw:name="Rectangle 155"><svg:title/><svg:desc/><text:p text:style-name="P14">駁回退件</text:p><draw:enhanced-geometry draw:type="non-primitive" svg:viewBox="0 0 21600 21600" draw:enhanced-path="M 0 0 L 21600 0 21600 21600 0 21600 Z N"/></draw:custom-shape><draw:frame draw:id="id22" draw:style-name="a27" draw:name="Text Box 156" svg:x="3.76389in" svg:y="4.90764in" svg:width="1.24931in" svg:height="0.375in" style:rel-width="scale" style:rel-height="scale"><draw:text-box><text:p text:style-name="P15"/><text:p text:style-name="P16"/><text:p text:style-name="內文"/></draw:text-box><svg:title/><svg:desc/></draw:frame><draw:frame draw:id="id23" draw:style-name="a28" draw:name="Text Box 157" svg:x="2.80625in" svg:y="0.98264in" svg:width="0.74861in" svg:height="0.375in" style:rel-width="scale" style:rel-height="scale"><draw:text-box><text:p text:style-name="內文">不齊全</text:p></draw:text-box><svg:title/><svg:desc/></draw:frame><draw:connector draw:type="line" svg:x1="2.33125in" svg:y1="0.5in" svg:x2="2.33056in" svg:y2="0.92222in" draw:end-shape="id1" draw:end-glue-point="0" draw:id="id24" draw:style-name="a30" draw:name="AutoShape 158"><svg:title/><svg:desc/></draw:connector><draw:connector draw:type="standard" svg:x1="1.4375in" svg:y1="2.25in" draw:start-shape="id1" draw:start-glue-point="3" svg:x2="1.62778in" svg:y2="1.27153in" draw:end-shape="id0" draw:end-glue-point="0" draw:id="id25" draw:style-name="a32" draw:transform="translate(-1.53264in -1.76076in) rotate(-3.14159) translate(1.53264in 1.76076in)" draw:name="AutoShape 159"><svg:title/><svg:desc/></draw:connector><draw:custom-shape svg:x="3.37708in" svg:y="0.92222in" svg:width="1.40556in" svg:height="0.69792in" draw:id="id26" draw:style-name="a33" draw:name="AutoShape 160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frame draw:id="id27" draw:style-name="a34" draw:name="Text Box 161" svg:x="3.44028in" svg:y="1.125in" svg:width="1.25069in" svg:height="0.46528in" style:rel-width="scale" style:rel-height="scale"><draw:text-box><text:p text:style-name="P17">申請人補件</text:p><text:p text:style-name="P18">(限期30天)</text:p><text:p text:style-name="內文"/></draw:text-box><svg:title/><svg:desc/></draw:frame><draw:connector draw:type="line" svg:x1="3.03333in" svg:y1="1.27153in" draw:start-shape="id1" draw:start-glue-point="1" svg:x2="3.37708in" svg:y2="1.27222in" draw:end-shape="id26" draw:end-glue-point="3" draw:id="id28" draw:style-name="a36" draw:name="AutoShape 162"><svg:title/><svg:desc/></draw:connector><draw:connector draw:type="standard" svg:x1="2.68194in" svg:y1="0.37917in" draw:start-shape="id26" draw:start-glue-point="2" svg:x2="2.83889in" svg:y2="3.01806in" draw:id="id29" draw:style-name="a38" draw:transform="translate(-2.76042in -1.69861in) rotate(-1.5708) translate(2.76042in 1.69861in)" draw:name="AutoShape 163"><svg:title/><svg:desc/></draw:connector><draw:frame draw:id="id30" draw:style-name="a39" draw:name="Text Box 164" svg:x="2.625in" svg:y="1.5in" svg:width="0.75in" svg:height="0.375in" style:rel-width="scale" style:rel-height="scale"><draw:text-box><text:p text:style-name="內文">合格</text:p></draw:text-box><svg:title/><svg:desc/></draw:frame><draw:frame draw:id="id31" draw:style-name="a40" draw:name="Text Box 165" svg:x="4.625in" svg:y="1in" svg:width="0.75903in" svg:height="0.30833in" style:rel-width="scale" style:rel-height="scale"><draw:text-box><text:p text:style-name="內文">不合格</text:p></draw:text-box><svg:title/><svg:desc/></draw:frame><draw:custom-shape svg:x="2.58333in" svg:y="3.66667in" svg:width="1.40556in" svg:height="0.69792in" draw:id="id32" draw:style-name="a41" draw:name="AutoShape 166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frame draw:id="id33" draw:style-name="a42" draw:name="Text Box 167" svg:x="2.74444in" svg:y="3.84583in" svg:width="1.25069in" svg:height="0.46528in" style:rel-width="scale" style:rel-height="scale"><draw:text-box><text:p text:style-name="P19">退回補件</text:p><text:p text:style-name="P20">(限期30天)</text:p><text:p text:style-name="內文"/></draw:text-box><svg:title/><svg:desc/></draw:frame><draw:connector draw:type="line" svg:x1="2.125in" svg:y1="4.0125in" draw:start-shape="id6" draw:start-glue-point="1" svg:x2="2.58333in" svg:y2="4.01597in" draw:end-shape="id32" draw:end-glue-point="3" draw:id="id34" draw:style-name="a44" draw:name="AutoShape 168"><svg:title/><svg:desc/></draw:connector><draw:frame draw:id="id35" draw:style-name="a45" draw:name="Text Box 169" svg:x="2.14306in" svg:y="3.07222in" svg:width="1.10694in" svg:height="0.375in" style:rel-width="scale" style:rel-height="scale"><draw:text-box><text:p text:style-name="內文">齊全</text:p></draw:text-box><svg:title/><svg:desc/></draw:frame><draw:frame draw:id="id36" draw:style-name="a46" draw:name="Text Box 170" svg:x="3.75in" svg:y="3.625in" svg:width="0.76111in" svg:height="0.32778in" style:rel-width="scale" style:rel-height="scale"><draw:text-box><text:p text:style-name="內文">不齊全</text:p></draw:text-box><svg:title/><svg:desc/></draw:frame><draw:frame draw:id="id37" draw:style-name="a47" draw:name="Text Box 171" svg:x="1.94931in" svg:y="3.73125in" svg:width="1.01111in" svg:height="0.32778in" style:rel-width="scale" style:rel-height="scale"><draw:text-box><text:p text:style-name="內文">不合格</text:p></draw:text-box><svg:title/><svg:desc/></draw:frame><draw:connector draw:type="standard" svg:x1="2.52153in" svg:y1="2.56111in" draw:start-shape="id32" draw:start-glue-point="0" svg:x2="2.18125in" svg:y2="4.43125in" draw:id="id38" draw:style-name="a49" draw:transform="translate(-2.35139in -3.49618in) rotate(-1.5708) translate(2.35139in 3.49618in)" draw:name="AutoShape 172"><svg:title/><svg:desc/></draw:connector><draw:custom-shape svg:x="3.25in" svg:y="6.125in" svg:width="2in" svg:height="1.5in" draw:id="id39" draw:style-name="a50" draw:name="Rectangle 173"><svg:title/><svg:desc/><text:p text:style-name="內文"><text:span text:style-name="T21">註：</text:span><text:span text:style-name="T22">1.公告以30日為期</text:span><text:span text:style-name="T23">。</text:span></text:p><text:p text:style-name="P24"><text:s text:c="4"/>2.公告函應張貼於新北市政府城鄉局、工務局、當地區公所、當地里辦公處、現場（巷頭及巷尾）及本局公告欄等場所。</text:p><draw:enhanced-geometry draw:type="non-primitive" svg:viewBox="0 0 21600 21600" draw:enhanced-path="M 0 0 L 21600 0 21600 21600 0 21600 Z N"/></draw:custom-shape><draw:custom-shape svg:x="1.96806in" svg:y="0.11736in" svg:width="0.75in" svg:height="0.375in" draw:id="id40" draw:style-name="a51" draw:name="Rectangle 174"><svg:title/><svg:desc/><text:p text:style-name="P25">收件</text:p><draw:enhanced-geometry draw:type="non-primitive" svg:viewBox="0 0 21600 21600" draw:enhanced-path="M 0 0 L 21600 0 21600 21600 0 21600 Z N"/></draw:custom-shape><draw:connector draw:type="line" svg:x1="3.99861in" svg:y1="4.01667in" svg:x2="4.49861in" svg:y2="4.01736in" draw:id="id41" draw:style-name="a53" draw:name="Line 175"><svg:title/><svg:desc/></draw:connector><draw:connector draw:type="line" svg:x1="4.79028in" svg:y1="1.26667in" svg:x2="5.04028in" svg:y2="1.26736in" draw:id="id42" draw:style-name="a54" draw:name="Line 176"><svg:title/><svg:desc/></draw:connector><draw:connector draw:type="line" svg:x1="5.04028in" svg:y1="1.26667in" svg:x2="5.04097in" svg:y2="3.76667in" draw:id="id43" draw:style-name="a56" draw:name="Line 177"><svg:title/><svg:desc/></draw:connector><draw:custom-shape svg:x="1.08958in" svg:y="7.62292in" svg:width="0.875in" svg:height="0.375in" draw:id="id44" draw:style-name="a57" draw:name="Rectangle 178"><svg:title/><svg:desc/><text:p text:style-name="P26">結案</text:p><draw:enhanced-geometry draw:type="non-primitive" svg:viewBox="0 0 21600 21600" draw:enhanced-path="M 0 0 L 21600 0 21600 21600 0 21600 Z N"/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標楷體"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標楷體"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標楷體" style:font-name-asian="標楷體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" svg:viewBox="0 0 20 30" svg:d="m10 0-10 30h20z"/>
    <draw:marker draw:name="a22" svg:viewBox="0 0 20 30" svg:d="m10 0-10 30h20z"/>
    <draw:marker draw:name="a18" svg:viewBox="0 0 20 30" svg:d="m10 0-10 30h20z"/>
    <draw:marker draw:name="a5" svg:viewBox="0 0 20 30" svg:d="m10 0-10 30h20z"/>
    <draw:marker draw:name="a31" svg:viewBox="0 0 20 30" svg:d="m10 0-10 30h20z"/>
    <draw:marker draw:name="a9" svg:viewBox="0 0 20 30" svg:d="m10 0-10 30h20z"/>
    <draw:marker draw:name="a29" svg:viewBox="0 0 20 30" svg:d="m10 0-10 30h20z"/>
    <draw:marker draw:name="a35" svg:viewBox="0 0 20 30" svg:d="m10 0-10 30h20z"/>
    <draw:marker draw:name="a37" svg:viewBox="0 0 20 30" svg:d="m10 0-10 30h20z"/>
    <draw:marker draw:name="a43" svg:viewBox="0 0 20 30" svg:d="m10 0-10 30h20z"/>
    <draw:marker draw:name="a52" svg:viewBox="0 0 20 30" svg:d="m10 0-10 30h20z"/>
    <draw:marker draw:name="a48" svg:viewBox="0 0 20 30" svg:d="m10 0-10 30h20z"/>
    <draw:marker draw:name="a55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ratb</meta:initial-creator>
    <dc:creator>林茂昌</dc:creator>
    <meta:creation-date>2018-11-14T02:25:00Z</meta:creation-date>
    <dc:date>2018-11-14T02:25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